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9"/>
        <table:table-column table:style-name="co7" table:default-cell-style-name="ce39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/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7" calcext:value-type="float">
            <text:p>7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8" calcext:value-type="float">
            <text:p>8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/>
          <table:table-cell table:style-name="ce42"/>
          <table:table-cell/>
          <table:table-cell table:style-name="ce42"/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.00.0000</text:date>, <text:time style:data-style-name="N2" text:time-value="22:03:50.04967743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09-11T23:44:18.896381340</dc:date>
    <meta:editing-duration>P64DT12H6M16S</meta:editing-duration>
    <meta:editing-cycles>322</meta:editing-cycles>
    <meta:document-statistic meta:table-count="4" meta:cell-count="372" meta:object-count="0"/>
  </office:meta>
</office:document-meta>
</file>